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ENDEZU PORRAS JOHN EMERS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76070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763635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LAR HIDALGO, MARIO NE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9433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UMA TORRES, GERMAN LUI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2418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7:54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